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application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text-properties officeooo:paragraph-rsid="0017969e"/>
    </style:style>
    <style:style style:name="P3" style:family="paragraph" style:parent-style-name="First_20_paragraph">
      <style:text-properties officeooo:paragraph-rsid="0017969e"/>
    </style:style>
    <style:style style:name="T1" style:family="text">
      <style:text-properties officeooo:rsid="0017969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Fy et Fx en fonction de Fz</text:h>
      <text:h text:style-name="Heading_20_2" text:outline-level="2">data files from TTC</text:h>
      <text:p text:style-name="P3">├── 5_B_all.mat </text:p>
      <text:p text:style-name="P3">├── 6_C_all.mat</text:p>
      <text:h text:style-name="Heading_20_2" text:outline-level="2">matlab code</text:h>
      <text:p text:style-name="P3">conctions d'interpolation des donnés </text:p>
      <text:p text:style-name="P3">├── coeff_approximation_Fx_10.m </text:p>
      <text:p text:style-name="P3">├── coeff_approximation_Fx.m </text:p>
      <text:p text:style-name="P3">├── coeff_approximation_Fy_10.m </text:p>
      <text:p text:style-name="P3">├── coeff_approximation_Fy.m</text:p>
      <text:p text:style-name="P2">fonctions pour plotter les grandeurs </text:p>
      <text:p text:style-name="P2">├── FY_FX_fonc_FZ_10.m </text:p>
      <text:p text:style-name="P2">├── FY_FX_fonc_FZ.m</text:p>
      <text:h text:style-name="Heading_20_2" text:outline-level="2">result</text:h>
      <text:p text:style-name="P3">fiches des results, json pour utilisation en python avec le modèle de MKI du skidpad</text:p>
      <text:p text:style-name="P3"><text:s/>├── export </text:p>
      <text:p text:style-name="P3">│   └── Fy_Fz.json</text:p>
      <text:p text:style-name="P2">sauvgarder . fig et .pdf si possible </text:p>
      <text:p text:style-name="P2">└── result<text:line-break/><text:tab/> ├── Fx.fig<text:line-break/><text:tab/> ├── Fx_Fz_B5HB13.fig<text:line-break/><text:tab/> ├── Fy.fig<text:line-break/><text:tab/> ├── Fy_Fz_C6HB13.fig<text:line-break/><text:tab/> └── Fy_Fz_C6HB13.pd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Caption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text:s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date>2019-05-01T21:34:42.216971047</dc:date>
    <dc:creator>Michele SCHIO</dc:creator>
    <meta:editing-duration>PT1M35S</meta:editing-duration>
    <meta:editing-cycles>1</meta:editing-cycles>
    <meta:document-statistic meta:table-count="0" meta:image-count="0" meta:object-count="0" meta:page-count="1" meta:paragraph-count="20" meta:word-count="79" meta:character-count="588" meta:non-whitespace-character-count="506"/>
    <meta:generator>LibreOffice/6.1.2.1$Linux_X86_64 LibreOffice_project/65905a128db06ba48db947242809d14d3f9a93fe</meta:generator>
  </office:meta>
</office:document-meta>
</file>